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15E0000520900007405703217D9.wmf"/>
  <manifest:file-entry manifest:media-type="" manifest:full-path="Pictures/200000B6000052090000740599C01231.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pitch="fixed"/>
    <style:font-face style:name="DejaVu Serif" svg:font-family="'DejaVu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DejaVu Serif"/>
    </style:style>
    <style:style style:name="P4" style:family="paragraph" style:parent-style-name="Standard">
      <style:paragraph-properties fo:text-align="center" style:justify-single-word="false"/>
      <style:text-properties style:font-name="DejaVu Serif"/>
    </style:style>
    <style:style style:name="P5" style:family="paragraph" style:parent-style-name="Standard">
      <style:paragraph-properties fo:text-align="justify" style:justify-single-word="false"/>
      <style:text-properties style:font-name="DejaVu Serif"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erif" fo:font-size="12pt" fo:font-weight="normal" style:font-size-asian="12pt" style:font-weight-asian="normal" style:font-size-complex="16pt" style:font-weight-complex="normal"/>
    </style:style>
    <style:style style:name="P7" style:family="paragraph" style:parent-style-name="Standard">
      <style:paragraph-properties fo:text-align="justify" style:justify-single-word="false"/>
      <style:text-properties style:font-name="DejaVu Serif"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erif" fo:font-size="12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ejaVu Serif"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DejaVu Serif"/>
    </style:style>
    <style:style style:name="P12" style:family="paragraph" style:parent-style-name="Standard">
      <style:paragraph-properties fo:text-align="justify" style:justify-single-word="false"/>
      <style:text-properties fo:color="#000000" style:font-name="DejaVu Serif" fo:font-size="12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ourier 10 Pitch" fo:font-size="12pt" fo:font-weight="bold" style:font-size-asian="10.5pt" style:font-weight-asian="bold" style:font-size-complex="12pt" style:font-weight-complex="bold"/>
    </style:style>
    <style:style style:name="P15" style:family="paragraph" style:parent-style-name="Standard">
      <style:paragraph-properties fo:text-align="justify" style:justify-single-word="false" fo:break-before="page"/>
      <style:text-properties style:font-name="DejaVu Serif"/>
    </style:style>
    <style:style style:name="P16" style:family="paragraph" style:parent-style-name="Standard">
      <style:paragraph-properties fo:text-align="justify" style:justify-single-word="false" fo:break-before="page"/>
      <style:text-properties style:font-name="DejaVu Serif" fo:font-size="12pt" fo:font-weight="bold" style:font-size-asian="10.5pt" style:font-weight-asian="bold" style:font-size-complex="12pt" style:font-weight-complex="bold"/>
    </style:style>
    <style:style style:name="P17" style:family="paragraph" style:parent-style-name="Standard">
      <style:paragraph-properties fo:text-align="justify" style:justify-single-word="false" style:border-line-width-bottom="0.0008in 0.0138in 0.0008in" fo:padding="0.0291in" fo:border-left="none" fo:border-right="none" fo:border-top="none" fo:border-bottom="0.0154in double #000000" style:join-border="false"/>
      <style:text-properties style:font-name="Courier 10 Pitch" fo:font-size="12pt" fo:font-weight="normal" style:font-size-asian="10.5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style:font-name="DejaVu Serif" fo:font-size="16pt" fo:font-weight="bold" style:font-size-asian="16pt" style:font-weight-asian="bold" style:font-size-complex="16pt" style:font-weight-complex="bold"/>
    </style:style>
    <style:style style:name="P19" style:family="paragraph" style:parent-style-name="Standard" style:list-style-name="L2">
      <style:paragraph-properties fo:text-align="justify" style:justify-single-word="false"/>
      <style:text-properties style:font-name="DejaVu Serif" fo:font-weight="bold" style:font-weight-asian="bold" style:font-weight-complex="bold"/>
    </style:style>
    <style:style style:name="P20" style:family="paragraph" style:parent-style-name="Standard" style:list-style-name="L3">
      <style:paragraph-properties fo:text-align="justify" style:justify-single-word="false"/>
      <style:text-properties style:font-name="DejaVu Serif" fo:font-weight="bold" style:font-weight-asian="bold" style:font-weight-complex="bold"/>
    </style:style>
    <style:style style:name="P21" style:family="paragraph" style:parent-style-name="Standard" style:list-style-name="L4">
      <style:paragraph-properties fo:text-align="justify" style:justify-single-word="false"/>
      <style:text-properties style:font-name="DejaVu Serif" fo:font-weight="bold" style:font-weight-asian="bold" style:font-weight-complex="bold"/>
    </style:style>
    <style:style style:name="P22" style:family="paragraph" style:parent-style-name="Standard" style:list-style-name="L6">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3" style:family="paragraph" style:parent-style-name="Standard" style:list-style-name="L7">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4" style:family="paragraph" style:parent-style-name="Standard" style:list-style-name="L8">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5" style:family="paragraph" style:parent-style-name="Standard" style:list-style-name="L9">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6" style:family="paragraph" style:parent-style-name="Standard" style:list-style-name="L10">
      <style:paragraph-properties fo:text-align="justify" style:justify-single-word="false"/>
      <style:text-properties style:font-name="DejaVu Serif" fo:font-size="12pt" fo:font-weight="bold" style:font-size-asian="12pt" style:font-weight-asian="bold" style:font-size-complex="16pt" style:font-weight-complex="bold"/>
    </style:style>
    <style:style style:name="P27" style:family="paragraph" style:parent-style-name="Standard">
      <style:paragraph-properties fo:text-align="justify" style:justify-single-word="false"/>
      <style:text-properties style:font-name="DejaVu Serif" fo:font-size="12pt" fo:font-weight="bold"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DejaVu Serif" fo:font-size="12pt" fo:font-weight="normal" style:font-size-asian="10.5pt" style:font-weight-asian="normal" style:font-size-complex="12pt" style:font-weight-complex="normal"/>
    </style:style>
    <style:style style:name="P29" style:family="paragraph" style:parent-style-name="Standard" style:list-style-name="L5">
      <style:paragraph-properties fo:text-align="justify" style:justify-single-word="false"/>
      <style:text-properties fo:color="#000000" style:font-name="DejaVu Serif" fo:font-weight="bold" style:font-weight-asian="bold" style:font-weight-complex="bold"/>
    </style:style>
    <style:style style:name="P30"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justify" style:justify-single-word="false" fo:break-before="page"/>
      <style:text-properties style:font-name="DejaVu Serif" fo:font-size="16pt" fo:font-weight="bold" style:font-size-asian="16pt" style:font-weight-asian="bold" style:font-size-complex="16pt" style:font-weight-complex="bold"/>
    </style:style>
    <style:style style:name="P32" style:family="paragraph" style:parent-style-name="Standard">
      <style:paragraph-properties fo:text-align="justify" style:justify-single-word="false" fo:break-before="page"/>
      <style:text-properties style:font-name="DejaVu Serif" fo:font-size="12pt" fo:font-weight="bold" style:font-size-asian="10.5pt" style:font-weight-asian="bold" style:font-size-complex="12pt" style:font-weight-complex="bold"/>
    </style:style>
    <style:style style:name="T1"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115286" text:style-name="L1">
        <text:list-item>
          <text:p text:style-name="P18">„Flow chart“:</text:p>
        </text:list-item>
      </text:list>
      <text:p text:style-name="P4"><draw:frame draw:style-name="fr1" draw:name="graphics1" text:anchor-type="as-char" svg:width="6.4764in" svg:height="9.1591in" draw:z-index="0"><draw:image xlink:href="Pictures/200000B6000052090000740599C01231.wmf" xlink:type="simple" xlink:show="embed" xlink:actuate="onLoad"/></draw:frame></text:p>
      <text:p text:style-name="P15"/>
      <text:list xml:id="list1671456272" text:style-name="L2">
        <text:list-item>
          <text:list>
            <text:list-item>
              <text:p text:style-name="P19">Conversion to TIFF:</text:p>
            </text:list-item>
          </text:list>
        </text:list-item>
      </text:list>
      <text:p text:style-name="P3"/>
      <text:p text:style-name="P3">The input TIFF is copied to the output location</text:p>
      <text:p text:style-name="P3"/>
      <text:p text:style-name="P3">Input: <text:tab/><text:span text:style-name="T1">multipage binary TIFF</text:span></text:p>
      <text:p text:style-name="P7"/>
      <text:p text:style-name="P7">Output:<text:tab/>multipage binary TIFF</text:p>
      <text:p text:style-name="P7"/>
      <text:p text:style-name="P7">Params:<text:tab/>path of the output file</text:p>
      <text:p text:style-name="P3"/>
      <text:list xml:id="list2011928594" text:style-name="L3">
        <text:list-item>
          <text:list>
            <text:list-item>
              <text:p text:style-name="P20">Generation of ImageOnlyPDF</text:p>
            </text:list-item>
          </text:list>
        </text:list-item>
      </text:list>
      <text:p text:style-name="P3"/>
      <text:p text:style-name="P3">The output of the ImageOnlyPDF is a PDF file containing only the images as information. These PDFs are not searchable, nor will they compress very well. However, they are guaranteed to show exactly the same as what comes in.</text:p>
      <text:p text:style-name="P3"/>
      <text:p text:style-name="P7">Input: <text:tab/>multipage binary TIFF</text:p>
      <text:p text:style-name="P7"/>
      <text:p text:style-name="P7">Output: <text:tab/>multipage PDF containing binary images</text:p>
      <text:p text:style-name="P7"/>
      <text:p text:style-name="P7">Params:<text:tab/>path of the output file</text:p>
      <text:p text:style-name="P7"><text:tab/><text:tab/>page size (e.g. 21.0cm x 29.7cm)</text:p>
      <text:p text:style-name="P3"/>
      <text:list xml:id="list1089143763" text:style-name="L4">
        <text:list-item>
          <text:list>
            <text:list-item>
              <text:p text:style-name="P21">Generation of ImageTextPDF</text:p>
            </text:list-item>
          </text:list>
        </text:list-item>
      </text:list>
      <text:p text:style-name="P3"/>
      <text:p text:style-name="P3">The output of the ImageTextPDF is a PDF file containing the original image on a top layer and the text information extracted by OCRopus on an invisible layer beneath the image. This PDF will show exactly the same as what cam in but has the advantage to be searchable, in case that the outcome of the OCR step is reasonable.</text:p>
      <text:p text:style-name="P3"/>
      <text:p text:style-name="P7">Input: <text:tab/>multipage binary TIFF</text:p>
      <text:p text:style-name="P7"/>
      <text:p text:style-name="P7">Output: <text:tab/>multipage PDF containing binary images and underlaid text</text:p>
      <text:p text:style-name="P7"/>
      <text:p text:style-name="P7">Params:<text:tab/>path of the output file</text:p>
      <text:p text:style-name="P7"><text:tab/><text:tab/>page size (e.g. 21.0cm x 29.7cm)</text:p>
      <text:p text:style-name="P3"/>
      <text:list xml:id="list1108553508" text:style-name="L5">
        <text:list-item>
          <text:list>
            <text:list-item>
              <text:p text:style-name="P29">Generation of PDF/A (Alpha Release: only tokenized PDF, no font generation)</text:p>
            </text:list-item>
          </text:list>
        </text:list-item>
      </text:list>
      <text:p text:style-name="P11"/>
      <text:p text:style-name="P11">The output of the PDF/A step is a PDF file with embedded fonts. For the Alpha release, only a tokenized PDF will be generated without embedded fonts. <text:s/>It will approximately show the same content as the original image and it will be searchable. It will be more compact than the imageTextPDF.</text:p>
      <text:p text:style-name="P11"/>
      <text:p text:style-name="P12">Input: <text:tab/>multipage binary TIFF</text:p>
      <text:p text:style-name="P12"/>
      <text:p text:style-name="P12">Output: <text:tab/>multipage PDF containing binary images and underlaid text</text:p>
      <text:p text:style-name="P12"><text:soft-page-break/></text:p>
      <text:p text:style-name="P12">Params:<text:tab/>path of the output file</text:p>
      <text:p text:style-name="P12"><text:tab/><text:tab/>page size (e.g. 21.0cm x 29.7cm or A4)</text:p>
      <text:p text:style-name="P11"/>
      <text:list xml:id="list1419021416" text:continue-list="list35115286" text:style-name="L1">
        <text:list-item>
          <text:p text:style-name="P31">„Data flow“:</text:p>
        </text:list-item>
      </text:list>
      <text:p text:style-name="P2"><draw:frame draw:style-name="fr2" draw:name="graphics2" text:anchor-type="as-char" svg:width="6.5839in" svg:height="9.311in" draw:z-index="1"><draw:image xlink:href="Pictures/2000015E0000520900007405703217D9.wmf" xlink:type="simple" xlink:show="embed" xlink:actuate="onLoad"/></draw:frame></text:p>
      <text:list xml:id="list704492068" text:style-name="L6">
        <text:list-item>
          <text:list>
            <text:list-item>
              <text:p text:style-name="P22"><text:soft-page-break/>imageOnlyPDF:</text:p>
            </text:list-item>
          </text:list>
        </text:list-item>
      </text:list>
      <text:p text:style-name="P9"/>
      <text:list xml:id="list1687655293" text:style-name="L7">
        <text:list-item>
          <text:list>
            <text:list-item>
              <text:list>
                <text:list-item>
                  <text:p text:style-name="P23">PDF Generation:</text:p>
                </text:list-item>
              </text:list>
            </text:list-item>
          </text:list>
        </text:list-item>
      </text:list>
      <text:p text:style-name="P5"/>
      <text:p text:style-name="P7">Input:<text:tab/>path of multipage TIFF containing the binary pages in correct order</text:p>
      <text:p text:style-name="P7"/>
      <text:p text:style-name="P7">Output:<text:tab/>PDF File</text:p>
      <text:p text:style-name="P7"/>
      <text:p text:style-name="P7">Params:<text:tab/>path of the output file</text:p>
      <text:p text:style-name="P7"><text:tab/><text:tab/>page size of the resulting PDF (width x height in [cm])</text:p>
      <text:p text:style-name="P7"/>
      <text:p text:style-name="P7"/>
      <text:p text:style-name="P7"/>
      <text:list xml:id="list1374030861" text:continue-list="list704492068" text:style-name="L6">
        <text:list-item>
          <text:list>
            <text:list-item>
              <text:p text:style-name="P22">imageTextPDF:</text:p>
            </text:list-item>
          </text:list>
        </text:list-item>
      </text:list>
      <text:p text:style-name="P9"/>
      <text:list xml:id="list1896334232" text:style-name="L8">
        <text:list-item>
          <text:list>
            <text:list-item>
              <text:list>
                <text:list-item>
                  <text:p text:style-name="P24">OCRopus:</text:p>
                </text:list-item>
              </text:list>
            </text:list-item>
          </text:list>
        </text:list-item>
      </text:list>
      <text:p text:style-name="P5"/>
      <text:p text:style-name="P7">Input:<text:tab/>path of multipage TIFF containing the binary pages in correct order</text:p>
      <text:p text:style-name="P7"/>
      <text:p text:style-name="P7">Output:<text:tab/>book directory structure [see Appendix A]</text:p>
      <text:p text:style-name="P7"/>
      <text:p text:style-name="P7">Params:<text:tab/>internal: path of the outcoming book structure</text:p>
      <text:p text:style-name="P7"/>
      <text:list xml:id="list918862232" text:continue-numbering="true" text:style-name="L8">
        <text:list-item>
          <text:list>
            <text:list-item>
              <text:list>
                <text:list-item>
                  <text:p text:style-name="P24">PDF Generation:</text:p>
                </text:list-item>
              </text:list>
            </text:list-item>
          </text:list>
        </text:list-item>
      </text:list>
      <text:p text:style-name="P5"/>
      <text:p text:style-name="P7">Input:<text:tab/>book directory structure</text:p>
      <text:p text:style-name="P7"/>
      <text:p text:style-name="P7">Output:<text:tab/>PDF File</text:p>
      <text:p text:style-name="P7"/>
      <text:p text:style-name="P7">Params:<text:tab/>path of the output file</text:p>
      <text:p text:style-name="P7"><text:tab/><text:tab/>page size of the resulting PDF (width x height in [cm])</text:p>
      <text:p text:style-name="P7"/>
      <text:p text:style-name="P7"/>
      <text:p text:style-name="P7"/>
      <text:list xml:id="list129603667" text:continue-list="list1374030861" text:style-name="L6">
        <text:list-item>
          <text:list>
            <text:list-item>
              <text:p text:style-name="P22">imageTextPDF:</text:p>
            </text:list-item>
          </text:list>
        </text:list-item>
      </text:list>
      <text:p text:style-name="P9"/>
      <text:list xml:id="list2041047860" text:style-name="L9">
        <text:list-item>
          <text:list>
            <text:list-item>
              <text:list>
                <text:list-item>
                  <text:p text:style-name="P25">OCRopus:</text:p>
                </text:list-item>
              </text:list>
            </text:list-item>
          </text:list>
        </text:list-item>
      </text:list>
      <text:p text:style-name="P5"/>
      <text:p text:style-name="P7">Input:<text:tab/>path of multipage TIFF containing the binary pages in correct order </text:p>
      <text:p text:style-name="P7"/>
      <text:p text:style-name="P7">Output:<text:tab/>book directory structure [string] [see Appendix A]</text:p>
      <text:p text:style-name="P7"/>
      <text:p text:style-name="P8">Params:<text:tab/>internal: path of the outcoming book structure [string]</text:p>
      <text:p text:style-name="P6"/>
      <text:list xml:id="list2151274916" text:style-name="L10">
        <text:list-item>
          <text:list>
            <text:list-item>
              <text:list>
                <text:list-item>
                  <text:p text:style-name="P26">Tokenization:</text:p>
                </text:list-item>
              </text:list>
            </text:list-item>
          </text:list>
        </text:list-item>
      </text:list>
      <text:p text:style-name="P5"/>
      <text:p text:style-name="P7">Input:<text:tab/>Book directory structure [string]</text:p>
      <text:p text:style-name="P7"/>
      <text:p text:style-name="P7">Output:<text:tab/>Extended Book directory structure [string] [see Appendix B]</text:p>
      <text:p text:style-name="P7"><text:soft-page-break/></text:p>
      <text:p text:style-name="P7">Params:<text:tab/>remerging [true|false]</text:p>
      <text:p text:style-name="P7"><text:tab/><text:tab/>use residual [true|false]</text:p>
      <text:p text:style-name="P7"/>
      <text:list xml:id="list2077975385" text:continue-numbering="true" text:style-name="L10">
        <text:list-item>
          <text:list>
            <text:list-item>
              <text:list>
                <text:list-item>
                  <text:p text:style-name="P26">PDF Generation:</text:p>
                </text:list-item>
              </text:list>
            </text:list-item>
          </text:list>
        </text:list-item>
      </text:list>
      <text:p text:style-name="P5"/>
      <text:p text:style-name="P7">Input:<text:tab/>extended Book directory structure [string]</text:p>
      <text:p text:style-name="P7"/>
      <text:p text:style-name="P7">Output:<text:tab/>extended Book directory structure [see Appendix B]</text:p>
      <text:p text:style-name="P7"/>
      <text:p text:style-name="P7">Params:<text:tab/>internal: remerging [true|false]</text:p>
      <text:p text:style-name="P7"><text:tab/><text:tab/>internal: eps [float]</text:p>
      <text:p text:style-name="P7"><text:tab/><text:tab/>internal: reps [float]</text:p>
      <text:p text:style-name="P7"><text:tab/><text:tab/>internal: verbose [0|1|2|3]</text:p>
      <text:p text:style-name="P7"><text:tab/><text:tab/>use residual [true|false]</text:p>
      <text:p text:style-name="P7"/>
      <text:p text:style-name="P7"/>
      <text:p text:style-name="P7"/>
      <text:p text:style-name="P16">Appendix A: Book directory structure</text:p>
      <text:p text:style-name="P7"/>
      <text:p text:style-name="P7"/>
      <text:p text:style-name="P13">(Copy &amp; Paste from the OCRopus page)</text:p>
      <text:p text:style-name="P13">OCRopus stores its intermediate results in a directory tree, usually on disk (in principle, the data structure could also be kept in memory). <text:s/>The directory tree has the following form:</text:p>
      <text:p text:style-name="P13"/>
      <text:p text:style-name="P13">dir/0123.png </text:p>
      <text:p text:style-name="P13">page image for page 123 </text:p>
      <text:p text:style-name="P13">dir/0123.bin.png </text:p>
      <text:p text:style-name="P13">binarized page image for page 123 </text:p>
      <text:p text:style-name="P13">dir/0123.pseg.png </text:p>
      <text:p text:style-name="P13">color coded physical page layout </text:p>
      <text:p text:style-name="P13">note that the color coding in this layout must correspond to the actual line numbering </text:p>
      <text:p text:style-name="P13">dir/0123/01001a.png </text:p>
      <text:p text:style-name="P13">line image for line 26 of page 123 </text:p>
      <text:p text:style-name="P13">dir/0123/01001a.bin.png </text:p>
      <text:p text:style-name="P13">binarized line image for line 26 of page 123 </text:p>
      <text:p text:style-name="P13">dir/0123/01001a.fst </text:p>
      <text:p text:style-name="P13">recognition lattice for line 26 of page 123 </text:p>
      <text:p text:style-name="P13">dir/0123/01001a.txt </text:p>
      <text:p text:style-name="P13">recognized unicode text for line 26 of page 123 </text:p>
      <text:p text:style-name="P13">dir/0123.tis.png </text:p>
      <text:p text:style-name="P13">color coded text-image segmentation </text:p>
      <text:p text:style-name="P13">dir/0123/01001a.rseg.png </text:p>
      <text:p text:style-name="P13">raw sub-character segmentation of line 26 of page 123 </text:p>
      <text:p text:style-name="P13">dir/0123/01001a.cseg.png </text:p>
      <text:p text:style-name="P13">aligned character segmentation of line 26 of page 123 </text:p>
      <text:p text:style-name="P13"/>
      <text:p text:style-name="P13">Note that the base file name of the text line images is a six digit hex number. <text:s/>It corresponds to the actual RGB pixel values in the corresponding pseg.png file. <text:s/>Therefore, to find the bounding box for line 01001a.png, find the bounding box for all pixels with RGB values (01,00,1a) in the corresponding pseg.png file.</text:p>
      <text:p text:style-name="P16">Appendix B: Error management</text:p>
      <text:p text:style-name="P10"/>
      <text:p text:style-name="P7"/>
      <text:p text:style-name="P16">Appendix B: Extended Book directory structure</text:p>
      <text:p text:style-name="P10"/>
      <text:p text:style-name="P13">The image representing each token is stored in „dir/tokens/“.</text:p>
      <text:p text:style-name="P13"/>
      <text:p text:style-name="P13">In „dir/tokens/*.png“ each *.png corresponds to the tokenID in the tokID.txt found in „dir/pageDir/“.</text:p>
      <text:p text:style-name="P14"/>
      <text:p text:style-name="P13">For example this file „dir/0123/01001a.tokID.txt“ contains the tokenIDs found on a text line „dir/0123/01001a.txt“ corresponding to the image of the textline „dir/0123/01001a.cseg.png“.</text:p>
      <text:p text:style-name="P13"/>
      <text:p text:style-name="P17">Example of a .tokID.txt file:</text:p>
      <text:p text:style-name="P13">66</text:p>
      <text:p text:style-name="P13">4</text:p>
      <text:p text:style-name="P13">67</text:p>
      <text:p text:style-name="P13">68</text:p>
      <text:p text:style-name="P13">9</text:p>
      <text:p text:style-name="P13">69</text:p>
      <text:p text:style-name="P13">70</text:p>
      <text:p text:style-name="P17">71</text:p>
      <text:p text:style-name="P13"/>
      <text:p text:style-name="P13"/>
      <text:p text:style-name="P13"/>
      <text:p text:style-name="P17">The .txt file contains the OCR results from OCRopus is ASCII english text. Example of a .txt:</text:p>
      <text:p text:style-name="P13"/>
      <text:p text:style-name="P13">lazy fox</text:p>
      <text:p text:style-name="P17"/>
      <text:p text:style-name="P13"/>
      <text:p text:style-name="P13">to be clear dir/tokens/00000066.png is a bitmap image of a „l“</text:p>
      <text:p text:style-name="P13"/>
      <text:p text:style-name="P13">In addition the extended book directory structure also contains a „dir/0123/01001a.cseg.txt“ and „dir/0123.pseg.txt“.</text:p>
      <text:p text:style-name="P13"/>
      <text:p text:style-name="P13">These files contain the bounding box coordinates in „Xlow, Ylow, Xhigh, Yhigh“ format in a cartesian coordinate system (point (0,0) being at the lower left corner). The last line in these files is the image size and is not currently used.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pitch="fixed"/>
    <style:font-face style:name="DejaVu Serif" svg:font-family="'DejaVu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IFF2PDFA</text:p>
      </style:header>
      <style:footer>
        <text:p text:style-name="Footer">van Beusekom, Cutter<text:tab/>rev.<text:editing-cycles>39</text:editing-cycles><text:tab/><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ost van Beusekom</meta:initial-creator>
    <meta:creation-date>2010-02-18T07:59:56</meta:creation-date>
    <dc:date>2010-03-24T10:24:41</dc:date>
    <dc:creator>joost </dc:creator>
    <meta:editing-duration>PT02H50M04S</meta:editing-duration>
    <meta:editing-cycles>39</meta:editing-cycles>
    <meta:generator>OpenOffice.org/3.1$Unix OpenOffice.org_project/310m19$Build-9420</meta:generator>
    <meta:document-statistic meta:table-count="0" meta:image-count="2" meta:object-count="0" meta:page-count="9" meta:paragraph-count="107" meta:word-count="826" meta:character-count="5189"/>
  </office:meta>
</office:document-meta>
</file>